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language="en" fo:country="US"/>
    </style:style>
    <style:style style:name="P6" style:family="paragraph" style:parent-style-name="Contents_20_Heading">
      <style:text-properties fo:language="en" fo:country="US"/>
    </style:style>
    <style:style style:name="P7" style:family="paragraph" style:parent-style-name="Notas_20_Informativas">
      <style:text-properties fo:language="en" fo:country="US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10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0b5455"/>
    </style:style>
    <style:style style:name="P11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US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0b5455" style:font-size-asian="24pt" style:font-weight-asian="bold" style:font-size-complex="24pt" style:font-weight-complex="bold"/>
    </style:style>
    <style:style style:name="P13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14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fo:language="en" fo:country="US" officeooo:paragraph-rsid="000b5455" style:font-size-asian="12pt" style:font-size-complex="12pt"/>
    </style:style>
    <style:style style:name="P15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16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17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0b5455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0b5455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0b5455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0b5455" style:text-blinking="false" fo:background-color="transparent" loext:padding="0cm" loext:border="none"/>
    </style:style>
    <style:style style:name="P21" style:family="paragraph" style:parent-style-name="Standard">
      <style:text-properties officeooo:paragraph-rsid="000b5455"/>
    </style:style>
    <style:style style:name="P22" style:family="paragraph" style:parent-style-name="Standard" style:master-page-name="First_20_Page">
      <style:paragraph-properties style:page-number="auto"/>
      <style:text-properties officeooo:paragraph-rsid="000b5455"/>
    </style:style>
    <style:style style:name="P23" style:family="paragraph" style:parent-style-name="Standard" style:master-page-name="Index">
      <style:paragraph-properties style:page-number="auto"/>
      <style:text-properties fo:language="en" fo:country="US"/>
    </style:style>
    <style:style style:name="P24" style:family="paragraph" style:parent-style-name="Titulo" style:master-page-name="Standard">
      <style:paragraph-properties style:page-number="auto"/>
      <style:text-properties fo:language="en" fo:country="US"/>
    </style:style>
    <style:style style:name="P25" style:family="paragraph" style:parent-style-name="Heading_20_1">
      <style:text-properties fo:language="en" fo:country="US"/>
    </style:style>
    <style:style style:name="P26" style:family="paragraph" style:parent-style-name="Text_20_body" style:list-style-name="L1">
      <style:text-properties fo:language="en" fo:country="US" officeooo:paragraph-rsid="00013ce7"/>
    </style:style>
    <style:style style:name="P27" style:family="paragraph" style:parent-style-name="Text_20_body" style:list-style-name="L2">
      <style:text-properties fo:language="en" fo:country="US"/>
    </style:style>
    <style:style style:name="P28" style:family="paragraph" style:parent-style-name="Text_20_body" style:list-style-name="L2">
      <style:paragraph-properties fo:margin-top="0.101cm" fo:margin-bottom="0.21cm" style:contextual-spacing="false"/>
      <style:text-properties fo:language="en" fo:country="US"/>
    </style:style>
    <style:style style:name="P29" style:family="paragraph" style:parent-style-name="Text_20_body" style:list-style-name="L3">
      <style:text-properties fo:language="en" fo:country="US"/>
    </style:style>
    <style:style style:name="P30" style:family="paragraph" style:parent-style-name="Text_20_body" style:list-style-name="L3">
      <style:paragraph-properties fo:margin-left="0cm" fo:margin-right="0cm" fo:text-indent="0cm" style:auto-text-indent="false"/>
      <style:text-properties fo:language="en" fo:country="US"/>
    </style:style>
    <style:style style:name="P31" style:family="paragraph" style:parent-style-name="Text_20_body" style:list-style-name="L3">
      <style:paragraph-properties fo:margin-left="0cm" fo:margin-right="0cm" fo:text-indent="0cm" style:auto-text-indent="false" fo:break-before="page"/>
      <style:text-properties fo:language="en" fo:country="US"/>
    </style:style>
    <style:style style:name="P32" style:family="paragraph" style:parent-style-name="Text_20_body" style:list-style-name="L4">
      <style:text-properties fo:language="en" fo:country="US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0b5455" style:text-blinking="false" fo:background-color="transparent" loext:char-shading-value="0"/>
    </style:style>
    <style:style style:name="T8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0b5455" style:text-blinking="false" fo:background-color="transparent" loext:char-shading-value="0" style:font-size-asian="36pt" style:font-size-complex="36pt"/>
    </style:style>
    <style:style style:name="T11" style:family="text">
      <style:text-properties style:font-name="Calibri" fo:font-size="12pt" style:font-size-asian="12pt" style:font-size-complex="12pt"/>
    </style:style>
    <style:style style:name="T12" style:family="text">
      <style:text-properties officeooo:rsid="00013ce7"/>
    </style:style>
    <style:style style:name="T13" style:family="text">
      <style:text-properties officeooo:rsid="0006680e"/>
    </style:style>
    <style:style style:name="T14" style:family="text">
      <style:text-properties officeooo:rsid="00081266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081266"/>
    </style:style>
    <style:style style:name="T17" style:family="text">
      <style:text-properties fo:language="en" fo:country="US" officeooo:rsid="000c384f"/>
    </style:style>
    <style:style style:name="T18" style:family="text">
      <style:text-properties style:font-name="Calibri1" fo:font-size="12pt" fo:language="en" fo:country="US" officeooo:rsid="00081266"/>
    </style:style>
    <style:style style:name="T19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0" style:family="text">
      <style:text-properties fo:color="#1155cc" loext:opacity="100%" style:text-underline-style="solid" style:text-underline-width="auto" style:text-underline-color="font-color"/>
    </style:style>
    <style:style style:name="T21" style:family="text">
      <style:text-properties officeooo:rsid="002332ea"/>
    </style:style>
    <style:style style:name="T22" style:family="text">
      <style:text-properties officeooo:rsid="001f1a79"/>
    </style:style>
    <style:style style:name="T23" style:family="text">
      <style:text-properties officeooo:rsid="000c384f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3" text:name="NumeroTema"/>
        <text:user-field-decl office:value-type="string" office:string-value="Hardware components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11"/>
          <text:p text:style-name="P11"><text:user-field-get text:name="Modulo">Computer Systems</text:user-field-get></text:p>
          <text:p text:style-name="P11">CFGS DAW</text:p>
        </draw:text-box>
      </draw:frame>
      <text:p text:style-name="P22"/>
      <text:p text:style-name="P21"/>
      <text:p text:style-name="P21"/>
      <text:p text:style-name="P21"/>
      <text:p text:style-name="P12"><text:span text:style-name="T6">Computer Systems – </text:span><text:span text:style-name="T7">Study guide</text:span><text:span text:style-name="T8"><text:line-break/></text:span><text:span text:style-name="T9">UD 0</text:span><text:span text:style-name="T10">3</text:span><text:span text:style-name="T9">. </text:span><text:span text:style-name="T19"><text:user-field-get text:name="Tema">Hardware components</text:user-field-get></text:span></text:p>
      <text:p text:style-name="P20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18"><text:s/>Sergio García / Alfredo Oltra</text:p>
      <text:p text:style-name="P17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0">s</text:span></text:a></text:p>
      <text:p text:style-name="P10"><text:a xlink:type="simple" xlink:href="mailto:alfredo.oltra@ceedcv.es" text:style-name="Internet_20_link" text:visited-style-name="Visited_20_Internet_20_Link"><text:span text:style-name="T11">alfredo.oltra</text:span></text:a><text:a xlink:type="simple" xlink:href="mailto:alfredo.oltra@ceedcv.es" text:style-name="Internet_20_link" text:visited-style-name="Visited_20_Internet_20_Link"><text:span text:style-name="T11">@</text:span></text:a><text:a xlink:type="simple" xlink:href="mailto:alfredo.oltra@ceedcv.es" text:style-name="Internet_20_link" text:visited-style-name="Visited_20_Internet_20_Link"><text:span text:style-name="T11">ceedcv.e</text:span></text:a><text:a xlink:type="simple" xlink:href="mailto:alfredo.oltra@ceedcv.es" text:style-name="Internet_20_link" text:visited-style-name="Visited_20_Internet_20_Link"><text:span text:style-name="T5">s</text:span></text:a></text:p>
      <text:p text:style-name="P19">20<text:span text:style-name="T21">22</text:span>/20<text:span text:style-name="T22">2</text:span><text:span text:style-name="T21">3</text:span></text:p>
      <text:p text:style-name="P14"><text:tab/><text:tab/><text:tab/><text:tab/><text:tab/><text:tab/><text:tab/><text:tab/><text:tab/><text:tab/>Versión:<text:date style:data-style-name="N105" text:date-value="2022-06-02T17:50:59.415115322">220602</text:date>.<text:time style:data-style-name="N104" text:time-value="2022-06-02T17:50:59.415274369">1749</text:time></text:p>
      <text:p text:style-name="P23"/>
      <text:p text:style-name="P13">Licencia</text:p>
      <text:p text:style-name="P8"/>
      <text:p text:style-name="P16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5"/>
      <text:p text:style-name="P15"><text:s/></text:p>
      <text:p text:style-name="P13">Nomenclatura</text:p>
      <text:p text:style-name="P4"/>
      <text:p text:style-name="P4">A lo largo de este tema se utilizarán distintos símbolos para distinguir elementos importantes dentro del contenido. Estos símbolos son:</text:p>
      <text:p text:style-name="P4"/>
      <text:p text:style-name="P7"><text:span text:style-name="T3"> </text:span>Importante</text:p>
      <text:p text:style-name="P9"/>
      <text:p text:style-name="P7"><text:span text:style-name="T3"> </text:span>Atención</text:p>
      <text:p text:style-name="P9"/>
      <text:p text:style-name="P7"><text:span text:style-name="T3"></text:span> <text:s/>Interesante</text:p>
      <text:p text:style-name="P8"/>
      <text:p text:style-name="P8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6">Índice de contenido</text:p>
          </text:index-title>
          <text:p text:style-name="P5">1. Data<text:tab/>3</text:p>
          <text:p text:style-name="P5">2. Previous knowledge<text:tab/>3</text:p>
          <text:p text:style-name="P5">3. Objectives<text:tab/>3</text:p>
          <text:p text:style-name="P5">4. Contents<text:tab/>3</text:p>
          <text:p text:style-name="P5">5. Activities<text:tab/>4</text:p>
          <text:p text:style-name="P5">6. Recommendations<text:tab/>4</text:p>
        </text:index-body>
      </text:table-of-content>
      <text:p text:style-name="P8"/>
      <text:p text:style-name="P24">UD0<text:user-field-get text:name="NumeroTema">3</text:user-field-get>. <text:user-field-get text:name="Tema">Hardware components</text:user-field-get></text:p>
      <text:h text:style-name="P25" text:outline-level="1">Data</text:h>
      <text:p text:style-name="P4">From <text:span text:style-name="T13">21</text:span>/10/201<text:span text:style-name="T14">9</text:span> to <text:span text:style-name="T13">10</text:span>/11/201<text:span text:style-name="T14">9</text:span>. The length of the unit is 3 weeks (24 hours).</text:p>
      <text:h text:style-name="P25" text:outline-level="1">Previous knowledge</text:h>
      <text:list xml:id="list2354877742" text:style-name="L1">
        <text:list-item>
          <text:p text:style-name="P26">Unit 1. Computer functional elements.</text:p>
        </text:list-item>
        <text:list-item>
          <text:p text:style-name="P26">Unit 2. <text:span text:style-name="T12">Information representation.</text:span></text:p>
        </text:list-item>
      </text:list>
      <text:h text:style-name="P25" text:outline-level="1">Objectives</text:h>
      <text:list xml:id="list13856148" text:style-name="L2">
        <text:list-item>
          <text:p text:style-name="P27">To learn what is a Mobo.</text:p>
        </text:list-item>
        <text:list-item>
          <text:p text:style-name="P27">To learn what are the MoBo's main connectors and what is its function.</text:p>
        </text:list-item>
        <text:list-item>
          <text:p text:style-name="P27">To learn what is the chipset and where is inside the MoBo.</text:p>
        </text:list-item>
        <text:list-item>
          <text:p text:style-name="P27">To learn what is a processor and what are its main features.</text:p>
        </text:list-item>
        <text:list-item>
          <text:p text:style-name="P28">To learn what is a processor and what are its main features.</text:p>
        </text:list-item>
        <text:list-item>
          <text:p text:style-name="P28">To learn what is a hard disk and what are its main features</text:p>
        </text:list-item>
        <text:list-item>
          <text:p text:style-name="P28">To learn what is a graphic card and what are its main features.</text:p>
        </text:list-item>
        <text:list-item>
          <text:p text:style-name="P28">To learn what is a monitor and what are its main features.</text:p>
        </text:list-item>
      </text:list>
      <text:h text:style-name="P25" text:outline-level="1">Contents</text:h>
      <text:list xml:id="list31148164" text:style-name="L3">
        <text:list-item>
          <text:p text:style-name="P29">Mother board</text:p>
        </text:list-item>
        <text:list-item>
          <text:p text:style-name="P29">Chipset</text:p>
        </text:list-item>
        <text:list-item>
          <text:p text:style-name="P29">Processors</text:p>
        </text:list-item>
        <text:list-item>
          <text:p text:style-name="P29">Memory</text:p>
        </text:list-item>
        <text:list-item>
          <text:p text:style-name="P29">Hard disk</text:p>
        </text:list-item>
        <text:list-item>
          <text:p text:style-name="P29">Graphic cards</text:p>
        </text:list-item>
        <text:list-item>
          <text:p text:style-name="P29">Monitor</text:p>
          <text:p text:style-name="P30"/>
          <text:p text:style-name="P31"/>
        </text:list-item>
      </text:list>
      <text:h text:style-name="P25" text:outline-level="1">Activities</text:h>
      <text:p text:style-name="P4">You have three kinds of activities. </text:p>
      <text:list xml:id="list2296321242" text:style-name="L4">
        <text:list-item>
          <text:p text:style-name="P32">Research and development activities. You have to search information (most of it not studied in the contents) and write about it.</text:p>
        </text:list-item>
        <text:list-item>
          <text:p text:style-name="P32">Test. It's a way to check and improve your knowledge.</text:p>
        </text:list-item>
        <text:list-item>
          <text:p text:style-name="P32">An assessable activity. At the end of the unit we will publish the first assessable activity of this term. The goal of this activity is <text:span text:style-name="T23">to </text:span>put into practice this theoric topic. You will need time to research, compare, evaluate and make documents.</text:p>
        </text:list-item>
      </text:list>
      <text:h text:style-name="P25" text:outline-level="1">Recommendations</text:h>
      <text:p text:style-name="P4">This is a long unit. The contents are divided in two parts: internal components, that is, those belonging to Von Neumann machine and external components or <text:span text:style-name="T14">peripheral</text:span>, those who are not fundamental part of Von Neumman machine. </text:p>
      <text:p text:style-name="P4">It is a unit with a lot of theory. You should read the content, and create summaries and schemes about the concepts studied. It would be very interesting to get, in physical format, a motherboard and some of the components studied.</text:p>
      <text:p text:style-name="P4">The activities help you to order and clarifying ideas. Besides there are a test to help you checking your <text:span text:style-name="T14">knowledge.</text:span></text:p>
      <text:p text:style-name="Text_20_body"><text:span text:style-name="T15">To finish, at the end of unit or beginning of the unit 4, we will publish a</text:span><text:span text:style-name="T17">n</text:span><text:span text:style-name="T15"> assessable </text:span><text:span text:style-name="T16">activity</text:span><text:span text:style-name="T15"> related with these units. You </text:span><text:span text:style-name="T18">would</text:span><text:span text:style-name="T15"> need time to work on it.</text:span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5">
      <number:year/>
      <number:month number:style="long"/>
      <number:day number:style="long"/>
    </number:date-style>
    <number:time-style style:name="N104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3" text:name="NumeroTema"/>
          <text:user-field-decl office:value-type="string" office:string-value="Hardware components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3</text:user-field-get></text:span><text:span text:style-name="MT1">. </text:span><text:span text:style-name="MT1"><text:user-field-get text:name="Tema">Hardware components</text:user-field-get></text:span></text:p>
      </style:header>
      <style:footer>
        <text:user-field-decls>
          <text:user-field-decl office:value-type="string" office:string-value="3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3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5T13:17:11.549477348</meta:creation-date>
    <meta:editing-duration>P1DT13H48M6S</meta:editing-duration>
    <meta:editing-cycles>22</meta:editing-cycles>
    <meta:generator>LibreOffice/7.3.3.2$Linux_X86_64 LibreOffice_project/30$Build-2</meta:generator>
    <dc:title>Plantilla CEED</dc:title>
    <dc:date>2022-06-02T17:50:59.197943023</dc:date>
    <meta:document-statistic meta:table-count="0" meta:image-count="1" meta:object-count="0" meta:page-count="4" meta:paragraph-count="60" meta:word-count="498" meta:character-count="2871" meta:non-whitespace-character-count="2435"/>
    <meta:template xlink:type="simple" xlink:actuate="onRequest" xlink:title="Plantilla CEED" xlink:href="../../.config/libreoffice/4/user/template/Plantilla%20CEED.ott" meta:date="2016-09-15T13:17:11.020000000"/>
  </office:meta>
</office:document-meta>
</file>